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oogleMap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Definition.initializeFrom( Widget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oogleMapDefinition.setInitialValue( GoogleMap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oogleMapDefinition.get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